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" style:family="table-cell" style:parent-style-name="Pivot_20_Table_20_Field">
      <style:table-cell-properties fo:border="0.99pt solid #000000"/>
    </style:style>
    <style:style style:name="ce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 style:data-style-name="N123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 style:data-style-name="N123">
      <style:table-cell-properties fo:border-bottom="none" fo:border-left="0.99pt solid #000000" fo:border-right="none" fo:border-top="none"/>
    </style:style>
    <style:style style:name="ce11" style:family="table-cell" style:parent-style-name="Pivot_20_Table_20_Value" style:data-style-name="N123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 style:data-style-name="N123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5" style:family="table-cell" style:parent-style-name="Pivot_20_Table_20_Value" style:data-style-name="N123">
      <style:table-cell-properties fo:border-bottom="none" fo:border-left="none" fo:border-right="none" fo:border-top="0.99pt solid #000000"/>
    </style:style>
    <style:style style:name="ce16" style:family="table-cell" style:parent-style-name="Pivot_20_Table_20_Value" style:data-style-name="N123"/>
    <style:style style:name="ce17" style:family="table-cell" style:parent-style-name="Pivot_20_Table_20_Value" style:data-style-name="N123">
      <style:table-cell-properties fo:border-bottom="0.99pt solid #000000" fo:border-left="none" fo:border-right="none" fo:border-top="none"/>
    </style:style>
    <style:style style:name="ce18" style:family="table-cell" style:parent-style-name="Pivot_20_Table_20_Result" style:data-style-name="N123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1" style:family="table-cell" style:parent-style-name="Pivot_20_Table_20_Value" style:data-style-name="N123">
      <style:table-cell-properties fo:border-bottom="none" fo:border-left="none" fo:border-right="2.01pt solid #000000" fo:border-top="0.99pt solid #000000"/>
    </style:style>
    <style:style style:name="ce22" style:family="table-cell" style:parent-style-name="Pivot_20_Table_20_Value" style:data-style-name="N123">
      <style:table-cell-properties fo:border-bottom="none" fo:border-left="none" fo:border-right="2.01pt solid #000000" fo:border-top="none"/>
    </style:style>
    <style:style style:name="ce23" style:family="table-cell" style:parent-style-name="Pivot_20_Table_20_Value" style:data-style-name="N123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Result" style:data-style-name="N123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10"/>
        <table:table-column table:style-name="co1" table:number-columns-repeated="9" table:default-cell-style-name="ce16"/>
        <table:table-column table:style-name="co1" table:default-cell-style-name="ce22"/>
        <table:table-row table:style-name="ro1">
          <table:table-cell table:style-name="ce1"/>
          <table:table-cell table:style-name="ce7" office:value-type="string" calcext:value-type="string">
            <text:p>Data</text:p>
          </table:table-cell>
          <table:table-cell table:style-name="ce13" table:number-columns-repeated="9"/>
          <table:table-cell table:style-name="ce19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8" office:value-type="string" calcext:value-type="string">
            <text:p>Sum of <text:s/>2,005 </text:p>
          </table:table-cell>
          <table:table-cell table:style-name="ce14" office:value-type="string" calcext:value-type="string">
            <text:p>Sum of <text:s/>2,006 </text:p>
          </table:table-cell>
          <table:table-cell table:style-name="ce14" office:value-type="string" calcext:value-type="string">
            <text:p>Sum of <text:s/>2,007 </text:p>
          </table:table-cell>
          <table:table-cell table:style-name="ce14" office:value-type="string" calcext:value-type="string">
            <text:p>Sum of <text:s/>2,008 </text:p>
          </table:table-cell>
          <table:table-cell table:style-name="ce14" office:value-type="string" calcext:value-type="string">
            <text:p>Sum of <text:s/>2,009 </text:p>
          </table:table-cell>
          <table:table-cell table:style-name="ce14" office:value-type="string" calcext:value-type="string">
            <text:p>Sum of <text:s/>2,010 </text:p>
          </table:table-cell>
          <table:table-cell table:style-name="ce14" office:value-type="string" calcext:value-type="string">
            <text:p>Sum of <text:s/>2,011 </text:p>
          </table:table-cell>
          <table:table-cell table:style-name="ce14" office:value-type="string" calcext:value-type="string">
            <text:p>Sum of <text:s/>2,012 </text:p>
          </table:table-cell>
          <table:table-cell table:style-name="ce14" office:value-type="string" calcext:value-type="string">
            <text:p>Sum of <text:s/>2,013 </text:p>
          </table:table-cell>
          <table:table-cell table:style-name="ce14" office:value-type="string" calcext:value-type="string">
            <text:p>Sum of <text:s/>2,014 </text:p>
          </table:table-cell>
          <table:table-cell table:style-name="ce20" office:value-type="string" calcext:value-type="string">
            <text:p>Sum of <text:s/>2,015 </text:p>
          </table:table-cell>
        </table:table-row>
        <table:table-row table:style-name="ro1">
          <table:table-cell table:style-name="ce3"/>
          <table:table-cell table:style-name="ce9" office:value-type="float" office:value="152702.88614167" calcext:value-type="float">
            <text:p><text:s/>1,52,703 </text:p>
          </table:table-cell>
          <table:table-cell table:style-name="ce15" office:value-type="float" office:value="154389.075862217" calcext:value-type="float">
            <text:p><text:s/>1,54,389 </text:p>
          </table:table-cell>
          <table:table-cell table:style-name="ce15" office:value-type="float" office:value="156034.47492665" calcext:value-type="float">
            <text:p><text:s/>1,56,034 </text:p>
          </table:table-cell>
          <table:table-cell table:style-name="ce15" office:value-type="float" office:value="161759.502911509" calcext:value-type="float">
            <text:p><text:s/>1,61,760 </text:p>
          </table:table-cell>
          <table:table-cell table:style-name="ce15" office:value-type="float" office:value="166956.790567602" calcext:value-type="float">
            <text:p><text:s/>1,66,957 </text:p>
          </table:table-cell>
          <table:table-cell table:style-name="ce15" office:value-type="float" office:value="176493.089586849" calcext:value-type="float">
            <text:p><text:s/>1,76,493 </text:p>
          </table:table-cell>
          <table:table-cell table:style-name="ce15" office:value-type="float" office:value="185009.206317871" calcext:value-type="float">
            <text:p><text:s/>1,85,009 </text:p>
          </table:table-cell>
          <table:table-cell table:style-name="ce15" office:value-type="float" office:value="182223.679097787" calcext:value-type="float">
            <text:p><text:s/>1,82,224 </text:p>
          </table:table-cell>
          <table:table-cell table:style-name="ce15" office:value-type="float" office:value="175081.659117379" calcext:value-type="float">
            <text:p><text:s/>1,75,082 </text:p>
          </table:table-cell>
          <table:table-cell table:style-name="ce15" office:value-type="float" office:value="174346.643866505" calcext:value-type="float">
            <text:p><text:s/>1,74,347 </text:p>
          </table:table-cell>
          <table:table-cell table:style-name="ce21" office:value-type="float" office:value="178027.039010016" calcext:value-type="float">
            <text:p><text:s/>1,78,027 </text:p>
          </table:table-cell>
        </table:table-row>
        <table:table-row table:style-name="ro1">
          <table:table-cell office:value-type="string" calcext:value-type="string">
            <text:p>Andaman and Nicobar Island</text:p>
          </table:table-cell>
          <table:table-cell office:value-type="float" office:value="11.3126488891854" calcext:value-type="float">
            <text:p><text:s/>11 </text:p>
          </table:table-cell>
          <table:table-cell office:value-type="float" office:value="10.4768334224261" calcext:value-type="float">
            <text:p><text:s/>10 </text:p>
          </table:table-cell>
          <table:table-cell office:value-type="float" office:value="10.5640610975491" calcext:value-type="float">
            <text:p><text:s/>11 </text:p>
          </table:table-cell>
          <table:table-cell office:value-type="float" office:value="7.04105967542017" calcext:value-type="float">
            <text:p><text:s/>7 </text:p>
          </table:table-cell>
          <table:table-cell office:value-type="float" office:value="6.06630289268833" calcext:value-type="float">
            <text:p><text:s/>6 </text:p>
          </table:table-cell>
          <table:table-cell office:value-type="float" office:value="6.8156300534874" calcext:value-type="float">
            <text:p><text:s/>7 </text:p>
          </table:table-cell>
          <table:table-cell office:value-type="float" office:value="6.95076431131513" calcext:value-type="float">
            <text:p><text:s/>7 </text:p>
          </table:table-cell>
          <table:table-cell office:value-type="float" office:value="7.39399319928992" calcext:value-type="float">
            <text:p><text:s/>7 </text:p>
          </table:table-cell>
          <table:table-cell office:value-type="float" office:value="8.05650344552719" calcext:value-type="float">
            <text:p><text:s/>8 </text:p>
          </table:table-cell>
          <table:table-cell office:value-type="float" office:value="8.52602879661463" calcext:value-type="float">
            <text:p><text:s/>9 </text:p>
          </table:table-cell>
          <table:table-cell office:value-type="float" office:value="8.79904470984674" calcext:value-type="float">
            <text:p><text:s/>9 </text:p>
          </table:table-cell>
        </table:table-row>
        <table:table-row table:style-name="ro1">
          <table:table-cell office:value-type="string" calcext:value-type="string">
            <text:p>Andhra Pradesh</text:p>
          </table:table-cell>
          <table:table-cell office:value-type="float" office:value="17429.7772276872" calcext:value-type="float">
            <text:p><text:s/>17,430 </text:p>
          </table:table-cell>
          <table:table-cell office:value-type="float" office:value="16685.7200828584" calcext:value-type="float">
            <text:p><text:s/>16,686 </text:p>
          </table:table-cell>
          <table:table-cell office:value-type="float" office:value="15978.6091003029" calcext:value-type="float">
            <text:p><text:s/>15,979 </text:p>
          </table:table-cell>
          <table:table-cell office:value-type="float" office:value="16978.7881411276" calcext:value-type="float">
            <text:p><text:s/>16,979 </text:p>
          </table:table-cell>
          <table:table-cell office:value-type="float" office:value="17243.5596340871" calcext:value-type="float">
            <text:p><text:s/>17,244 </text:p>
          </table:table-cell>
          <table:table-cell office:value-type="float" office:value="19130.0107296601" calcext:value-type="float">
            <text:p><text:s/>19,130 </text:p>
          </table:table-cell>
          <table:table-cell office:value-type="float" office:value="19858.2208070498" calcext:value-type="float">
            <text:p><text:s/>19,858 </text:p>
          </table:table-cell>
          <table:table-cell office:value-type="float" office:value="18467.1433608901" calcext:value-type="float">
            <text:p><text:s/>18,467 </text:p>
          </table:table-cell>
          <table:table-cell office:value-type="float" office:value="13308.3641122309" calcext:value-type="float">
            <text:p><text:s/>13,308 </text:p>
          </table:table-cell>
          <table:table-cell office:value-type="float" office:value="11322.4269104598" calcext:value-type="float">
            <text:p><text:s/>11,322 </text:p>
          </table:table-cell>
          <table:table-cell office:value-type="float" office:value="10807.8076147354" calcext:value-type="float">
            <text:p><text:s/>10,808 </text:p>
          </table:table-cell>
        </table:table-row>
        <table:table-row table:style-name="ro1">
          <table:table-cell office:value-type="string" calcext:value-type="string">
            <text:p>Arunachal Pradesh</text:p>
          </table:table-cell>
          <table:table-cell office:value-type="float" office:value="18.4999769347372" calcext:value-type="float">
            <text:p><text:s/>18 </text:p>
          </table:table-cell>
          <table:table-cell office:value-type="float" office:value="18.3273548860494" calcext:value-type="float">
            <text:p><text:s/>18 </text:p>
          </table:table-cell>
          <table:table-cell office:value-type="float" office:value="18.1787864952008" calcext:value-type="float">
            <text:p><text:s/>18 </text:p>
          </table:table-cell>
          <table:table-cell office:value-type="float" office:value="19.1005248378571" calcext:value-type="float">
            <text:p><text:s/>19 </text:p>
          </table:table-cell>
          <table:table-cell office:value-type="float" office:value="20.0764990753286" calcext:value-type="float">
            <text:p><text:s/>20 </text:p>
          </table:table-cell>
          <table:table-cell office:value-type="float" office:value="20.8918820355143" calcext:value-type="float">
            <text:p><text:s/>21 </text:p>
          </table:table-cell>
          <table:table-cell office:value-type="float" office:value="21.8531444886" calcext:value-type="float">
            <text:p><text:s/>22 </text:p>
          </table:table-cell>
          <table:table-cell office:value-type="float" office:value="21.7036637030686" calcext:value-type="float">
            <text:p><text:s/>22 </text:p>
          </table:table-cell>
          <table:table-cell office:value-type="float" office:value="18.4454622986123" calcext:value-type="float">
            <text:p><text:s/>18 </text:p>
          </table:table-cell>
          <table:table-cell office:value-type="float" office:value="17.9360820321708" calcext:value-type="float">
            <text:p><text:s/>18 </text:p>
          </table:table-cell>
          <table:table-cell office:value-type="float" office:value="21.9696269088272" calcext:value-type="float">
            <text:p><text:s/>22 </text:p>
          </table:table-cell>
        </table:table-row>
        <table:table-row table:style-name="ro1">
          <table:table-cell office:value-type="string" calcext:value-type="string">
            <text:p>Assam</text:p>
          </table:table-cell>
          <table:table-cell office:value-type="float" office:value="1052.69189246288" calcext:value-type="float">
            <text:p><text:s/>1,053 </text:p>
          </table:table-cell>
          <table:table-cell office:value-type="float" office:value="1105.33071790664" calcext:value-type="float">
            <text:p><text:s/>1,105 </text:p>
          </table:table-cell>
          <table:table-cell office:value-type="float" office:value="1165.16713470109" calcext:value-type="float">
            <text:p><text:s/>1,165 </text:p>
          </table:table-cell>
          <table:table-cell office:value-type="float" office:value="1268.4841960099" calcext:value-type="float">
            <text:p><text:s/>1,268 </text:p>
          </table:table-cell>
          <table:table-cell office:value-type="float" office:value="1387.21611601689" calcext:value-type="float">
            <text:p><text:s/>1,387 </text:p>
          </table:table-cell>
          <table:table-cell office:value-type="float" office:value="1531.10486120972" calcext:value-type="float">
            <text:p><text:s/>1,531 </text:p>
          </table:table-cell>
          <table:table-cell office:value-type="float" office:value="1626.8283884265" calcext:value-type="float">
            <text:p><text:s/>1,627 </text:p>
          </table:table-cell>
          <table:table-cell office:value-type="float" office:value="1645.56413920447" calcext:value-type="float">
            <text:p><text:s/>1,646 </text:p>
          </table:table-cell>
          <table:table-cell office:value-type="float" office:value="1649.56075848178" calcext:value-type="float">
            <text:p><text:s/>1,650 </text:p>
          </table:table-cell>
          <table:table-cell office:value-type="float" office:value="1685.45895354099" calcext:value-type="float">
            <text:p><text:s/>1,685 </text:p>
          </table:table-cell>
          <table:table-cell office:value-type="float" office:value="1791.80338234905" calcext:value-type="float">
            <text:p><text:s/>1,792 </text:p>
          </table:table-cell>
        </table:table-row>
        <table:table-row table:style-name="ro1">
          <table:table-cell office:value-type="string" calcext:value-type="string">
            <text:p>Bihar</text:p>
          </table:table-cell>
          <table:table-cell office:value-type="float" office:value="8630.60768332008" calcext:value-type="float">
            <text:p><text:s/>8,631 </text:p>
          </table:table-cell>
          <table:table-cell office:value-type="float" office:value="8943.76808621497" calcext:value-type="float">
            <text:p><text:s/>8,944 </text:p>
          </table:table-cell>
          <table:table-cell office:value-type="float" office:value="9230.78618020755" calcext:value-type="float">
            <text:p><text:s/>9,231 </text:p>
          </table:table-cell>
          <table:table-cell office:value-type="float" office:value="9384.32101885974" calcext:value-type="float">
            <text:p><text:s/>9,384 </text:p>
          </table:table-cell>
          <table:table-cell office:value-type="float" office:value="9070.58095000315" calcext:value-type="float">
            <text:p><text:s/>9,071 </text:p>
          </table:table-cell>
          <table:table-cell office:value-type="float" office:value="9067.66375744544" calcext:value-type="float">
            <text:p><text:s/>9,068 </text:p>
          </table:table-cell>
          <table:table-cell office:value-type="float" office:value="9620.35698855506" calcext:value-type="float">
            <text:p><text:s/>9,620 </text:p>
          </table:table-cell>
          <table:table-cell office:value-type="float" office:value="10771.8530583997" calcext:value-type="float">
            <text:p><text:s/>10,772 </text:p>
          </table:table-cell>
          <table:table-cell office:value-type="float" office:value="10003.977920488" calcext:value-type="float">
            <text:p><text:s/>10,004 </text:p>
          </table:table-cell>
          <table:table-cell office:value-type="float" office:value="9959.08999249722" calcext:value-type="float">
            <text:p><text:s/>9,959 </text:p>
          </table:table-cell>
          <table:table-cell office:value-type="float" office:value="11901.973954139" calcext:value-type="float">
            <text:p><text:s/>11,902 </text:p>
          </table:table-cell>
        </table:table-row>
        <table:table-row table:style-name="ro1">
          <table:table-cell office:value-type="string" calcext:value-type="string">
            <text:p>Chandigarh</text:p>
          </table:table-cell>
          <table:table-cell office:value-type="float" office:value="0.365845" calcext:value-type="float">
            <text:p><text:s/>0 </text:p>
          </table:table-cell>
          <table:table-cell office:value-type="float" office:value="0.3515675" calcext:value-type="float">
            <text:p><text:s/>0 </text:p>
          </table:table-cell>
          <table:table-cell office:value-type="float" office:value="0.33729" calcext:value-type="float">
            <text:p><text:s/>0 </text:p>
          </table:table-cell>
          <table:table-cell office:value-type="float" office:value="0.3268261" calcext:value-type="float">
            <text:p><text:s/>0 </text:p>
          </table:table-cell>
          <table:table-cell office:value-type="float" office:value="0.3163622" calcext:value-type="float">
            <text:p><text:s/>0 </text:p>
          </table:table-cell>
          <table:table-cell office:value-type="float" office:value="0.3058983" calcext:value-type="float">
            <text:p><text:s/>0 </text:p>
          </table:table-cell>
          <table:table-cell office:value-type="float" office:value="0.2954344" calcext:value-type="float">
            <text:p><text:s/>0 </text:p>
          </table:table-cell>
          <table:table-cell office:value-type="float" office:value="0.2849705" calcext:value-type="float">
            <text:p><text:s/>0 </text:p>
          </table:table-cell>
          <table:table-cell office:value-type="float" office:value="0.27576917999876" calcext:value-type="float">
            <text:p><text:s/>0 </text:p>
          </table:table-cell>
          <table:table-cell office:value-type="float" office:value="0.266967601654075" calcext:value-type="float">
            <text:p><text:s/>0 </text:p>
          </table:table-cell>
          <table:table-cell office:value-type="float" office:value="0.258566580691625" calcext:value-type="float">
            <text:p><text:s/>0 </text:p>
          </table:table-cell>
        </table:table-row>
        <table:table-row table:style-name="ro1">
          <table:table-cell office:value-type="string" calcext:value-type="string">
            <text:p>Chhattisgarh</text:p>
          </table:table-cell>
          <table:table-cell office:value-type="float" office:value="2734.32728615338" calcext:value-type="float">
            <text:p><text:s/>2,734 </text:p>
          </table:table-cell>
          <table:table-cell office:value-type="float" office:value="2837.94677799557" calcext:value-type="float">
            <text:p><text:s/>2,838 </text:p>
          </table:table-cell>
          <table:table-cell office:value-type="float" office:value="2947.4196671903" calcext:value-type="float">
            <text:p><text:s/>2,947 </text:p>
          </table:table-cell>
          <table:table-cell office:value-type="float" office:value="2938.42817731226" calcext:value-type="float">
            <text:p><text:s/>2,938 </text:p>
          </table:table-cell>
          <table:table-cell office:value-type="float" office:value="3279.07769744735" calcext:value-type="float">
            <text:p><text:s/>3,279 </text:p>
          </table:table-cell>
          <table:table-cell office:value-type="float" office:value="3457.55605928431" calcext:value-type="float">
            <text:p><text:s/>3,458 </text:p>
          </table:table-cell>
          <table:table-cell office:value-type="float" office:value="3730.81188225363" calcext:value-type="float">
            <text:p><text:s/>3,731 </text:p>
          </table:table-cell>
          <table:table-cell office:value-type="float" office:value="3950.65739547441" calcext:value-type="float">
            <text:p><text:s/>3,951 </text:p>
          </table:table-cell>
          <table:table-cell office:value-type="float" office:value="3882.07601954202" calcext:value-type="float">
            <text:p><text:s/>3,882 </text:p>
          </table:table-cell>
          <table:table-cell office:value-type="float" office:value="3958.70176135527" calcext:value-type="float">
            <text:p><text:s/>3,959 </text:p>
          </table:table-cell>
          <table:table-cell office:value-type="float" office:value="4130.52735778153" calcext:value-type="float">
            <text:p><text:s/>4,131 </text:p>
          </table:table-cell>
        </table:table-row>
        <table:table-row table:style-name="ro1">
          <table:table-cell office:value-type="string" calcext:value-type="string">
            <text:p>Dadra and Nagar Haveli</text:p>
          </table:table-cell>
          <table:table-cell office:value-type="float" office:value="6.04894635726658" calcext:value-type="float">
            <text:p><text:s/>6 </text:p>
          </table:table-cell>
          <table:table-cell office:value-type="float" office:value="6.08740753449306" calcext:value-type="float">
            <text:p><text:s/>6 </text:p>
          </table:table-cell>
          <table:table-cell office:value-type="float" office:value="6.15324125988883" calcext:value-type="float">
            <text:p><text:s/>6 </text:p>
          </table:table-cell>
          <table:table-cell office:value-type="float" office:value="6.31257386863259" calcext:value-type="float">
            <text:p><text:s/>6 </text:p>
          </table:table-cell>
          <table:table-cell office:value-type="float" office:value="7.12939531135429" calcext:value-type="float">
            <text:p><text:s/>7 </text:p>
          </table:table-cell>
          <table:table-cell office:value-type="float" office:value="7.34845566178857" calcext:value-type="float">
            <text:p><text:s/>7 </text:p>
          </table:table-cell>
          <table:table-cell office:value-type="float" office:value="6.58323988768" calcext:value-type="float">
            <text:p><text:s/>7 </text:p>
          </table:table-cell>
          <table:table-cell office:value-type="float" office:value="6.16313178756571" calcext:value-type="float">
            <text:p><text:s/>6 </text:p>
          </table:table-cell>
          <table:table-cell office:value-type="float" office:value="5.73138199082218" calcext:value-type="float">
            <text:p><text:s/>6 </text:p>
          </table:table-cell>
          <table:table-cell office:value-type="float" office:value="6.31623228681882" calcext:value-type="float">
            <text:p><text:s/>6 </text:p>
          </table:table-cell>
          <table:table-cell office:value-type="float" office:value="6.02645633918717" calcext:value-type="float">
            <text:p><text:s/>6 </text:p>
          </table:table-cell>
        </table:table-row>
        <table:table-row table:style-name="ro1">
          <table:table-cell office:value-type="string" calcext:value-type="string">
            <text:p>Daman and Diu</text:p>
          </table:table-cell>
          <table:table-cell office:value-type="float" office:value="4.8127565653257" calcext:value-type="float">
            <text:p><text:s/>5 </text:p>
          </table:table-cell>
          <table:table-cell office:value-type="float" office:value="4.31331214286129" calcext:value-type="float">
            <text:p><text:s/>4 </text:p>
          </table:table-cell>
          <table:table-cell office:value-type="float" office:value="3.86616615304475" calcext:value-type="float">
            <text:p><text:s/>4 </text:p>
          </table:table-cell>
          <table:table-cell office:value-type="float" office:value="3.12693698857142" calcext:value-type="float">
            <text:p><text:s/>3 </text:p>
          </table:table-cell>
          <table:table-cell office:value-type="float" office:value="3.03914543428571" calcext:value-type="float">
            <text:p><text:s/>3 </text:p>
          </table:table-cell>
          <table:table-cell office:value-type="float" office:value="3.88433459428571" calcext:value-type="float">
            <text:p><text:s/>4 </text:p>
          </table:table-cell>
          <table:table-cell office:value-type="float" office:value="1.52849452571429" calcext:value-type="float">
            <text:p><text:s/>2 </text:p>
          </table:table-cell>
          <table:table-cell office:value-type="float" office:value="1.23841202857143" calcext:value-type="float">
            <text:p><text:s/>1 </text:p>
          </table:table-cell>
          <table:table-cell office:value-type="float" office:value="0.999386642123618" calcext:value-type="float">
            <text:p><text:s/>1 </text:p>
          </table:table-cell>
          <table:table-cell office:value-type="float" office:value="0.254113781201515" calcext:value-type="float">
            <text:p><text:s/>0 </text:p>
          </table:table-cell>
          <table:table-cell office:value-type="float" office:value="1.09934483504332" calcext:value-type="float">
            <text:p><text:s/>1 </text:p>
          </table:table-cell>
        </table:table-row>
        <table:table-row table:style-name="ro1">
          <table:table-cell office:value-type="string" calcext:value-type="string">
            <text:p>Delhi</text:p>
          </table:table-cell>
          <table:table-cell office:value-type="float" office:value="2.74757504555317" calcext:value-type="float">
            <text:p><text:s/>3 </text:p>
          </table:table-cell>
          <table:table-cell office:value-type="float" office:value="2.93977012467284" calcext:value-type="float">
            <text:p><text:s/>3 </text:p>
          </table:table-cell>
          <table:table-cell office:value-type="float" office:value="3.58668259309348" calcext:value-type="float">
            <text:p><text:s/>4 </text:p>
          </table:table-cell>
          <table:table-cell office:value-type="float" office:value="6.32791092958642" calcext:value-type="float">
            <text:p><text:s/>6 </text:p>
          </table:table-cell>
          <table:table-cell office:value-type="float" office:value="16.4757074323433" calcext:value-type="float">
            <text:p><text:s/>16 </text:p>
          </table:table-cell>
          <table:table-cell office:value-type="float" office:value="8.83059067485714" calcext:value-type="float">
            <text:p><text:s/>9 </text:p>
          </table:table-cell>
          <table:table-cell office:value-type="float" office:value="5.08609916142857" calcext:value-type="float">
            <text:p><text:s/>5 </text:p>
          </table:table-cell>
          <table:table-cell office:value-type="float" office:value="10.6011835362857" calcext:value-type="float">
            <text:p><text:s/>11 </text:p>
          </table:table-cell>
          <table:table-cell office:value-type="float" office:value="31.1009817059389" calcext:value-type="float">
            <text:p><text:s/>31 </text:p>
          </table:table-cell>
          <table:table-cell office:value-type="float" office:value="74.1709307824339" calcext:value-type="float">
            <text:p><text:s/>74 </text:p>
          </table:table-cell>
          <table:table-cell office:value-type="float" office:value="61.4225759957563" calcext:value-type="float">
            <text:p><text:s/>61 </text:p>
          </table:table-cell>
        </table:table-row>
        <table:table-row table:style-name="ro1">
          <table:table-cell office:value-type="string" calcext:value-type="string">
            <text:p>Goa</text:p>
          </table:table-cell>
          <table:table-cell office:value-type="float" office:value="40.4965494948485" calcext:value-type="float">
            <text:p><text:s/>40 </text:p>
          </table:table-cell>
          <table:table-cell office:value-type="float" office:value="38.7458970721102" calcext:value-type="float">
            <text:p><text:s/>39 </text:p>
          </table:table-cell>
          <table:table-cell office:value-type="float" office:value="37.0963595474979" calcext:value-type="float">
            <text:p><text:s/>37 </text:p>
          </table:table-cell>
          <table:table-cell office:value-type="float" office:value="33.3834666673292" calcext:value-type="float">
            <text:p><text:s/>33 </text:p>
          </table:table-cell>
          <table:table-cell office:value-type="float" office:value="33.6627383474534" calcext:value-type="float">
            <text:p><text:s/>34 </text:p>
          </table:table-cell>
          <table:table-cell office:value-type="float" office:value="34.6095870397516" calcext:value-type="float">
            <text:p><text:s/>35 </text:p>
          </table:table-cell>
          <table:table-cell office:value-type="float" office:value="32.8128135250186" calcext:value-type="float">
            <text:p><text:s/>33 </text:p>
          </table:table-cell>
          <table:table-cell office:value-type="float" office:value="30.0237182277801" calcext:value-type="float">
            <text:p><text:s/>30 </text:p>
          </table:table-cell>
          <table:table-cell office:value-type="float" office:value="31.1706830739732" calcext:value-type="float">
            <text:p><text:s/>31 </text:p>
          </table:table-cell>
          <table:table-cell office:value-type="float" office:value="28.3002808128914" calcext:value-type="float">
            <text:p><text:s/>28 </text:p>
          </table:table-cell>
          <table:table-cell office:value-type="float" office:value="26.0043680831567" calcext:value-type="float">
            <text:p><text:s/>26 </text:p>
          </table:table-cell>
        </table:table-row>
        <table:table-row table:style-name="ro1">
          <table:table-cell office:value-type="string" calcext:value-type="string">
            <text:p>Gujarat</text:p>
          </table:table-cell>
          <table:table-cell office:value-type="float" office:value="10327.8488991552" calcext:value-type="float">
            <text:p><text:s/>10,328 </text:p>
          </table:table-cell>
          <table:table-cell office:value-type="float" office:value="10384.1700909013" calcext:value-type="float">
            <text:p><text:s/>10,384 </text:p>
          </table:table-cell>
          <table:table-cell office:value-type="float" office:value="10459.5355174829" calcext:value-type="float">
            <text:p><text:s/>10,460 </text:p>
          </table:table-cell>
          <table:table-cell office:value-type="float" office:value="10585.1844846475" calcext:value-type="float">
            <text:p><text:s/>10,585 </text:p>
          </table:table-cell>
          <table:table-cell office:value-type="float" office:value="10835.8396733576" calcext:value-type="float">
            <text:p><text:s/>10,836 </text:p>
          </table:table-cell>
          <table:table-cell office:value-type="float" office:value="11962.5380064963" calcext:value-type="float">
            <text:p><text:s/>11,963 </text:p>
          </table:table-cell>
          <table:table-cell office:value-type="float" office:value="11890.8280412542" calcext:value-type="float">
            <text:p><text:s/>11,891 </text:p>
          </table:table-cell>
          <table:table-cell office:value-type="float" office:value="10405.5856558058" calcext:value-type="float">
            <text:p><text:s/>10,406 </text:p>
          </table:table-cell>
          <table:table-cell office:value-type="float" office:value="11154.4908999744" calcext:value-type="float">
            <text:p><text:s/>11,154 </text:p>
          </table:table-cell>
          <table:table-cell office:value-type="float" office:value="11942.3685266263" calcext:value-type="float">
            <text:p><text:s/>11,942 </text:p>
          </table:table-cell>
          <table:table-cell office:value-type="float" office:value="11219.7628311822" calcext:value-type="float">
            <text:p><text:s/>11,220 </text:p>
          </table:table-cell>
        </table:table-row>
        <table:table-row table:style-name="ro1">
          <table:table-cell office:value-type="string" calcext:value-type="string">
            <text:p>Haryana</text:p>
          </table:table-cell>
          <table:table-cell office:value-type="float" office:value="9402.56415197786" calcext:value-type="float">
            <text:p><text:s/>9,403 </text:p>
          </table:table-cell>
          <table:table-cell office:value-type="float" office:value="9545.42705177578" calcext:value-type="float">
            <text:p><text:s/>9,545 </text:p>
          </table:table-cell>
          <table:table-cell office:value-type="float" office:value="9676.71867007619" calcext:value-type="float">
            <text:p><text:s/>9,677 </text:p>
          </table:table-cell>
          <table:table-cell office:value-type="float" office:value="9745.17546365254" calcext:value-type="float">
            <text:p><text:s/>9,745 </text:p>
          </table:table-cell>
          <table:table-cell office:value-type="float" office:value="9888.16051145209" calcext:value-type="float">
            <text:p><text:s/>9,888 </text:p>
          </table:table-cell>
          <table:table-cell office:value-type="float" office:value="10039.9967726107" calcext:value-type="float">
            <text:p><text:s/>10,040 </text:p>
          </table:table-cell>
          <table:table-cell office:value-type="float" office:value="10455.5322016555" calcext:value-type="float">
            <text:p><text:s/>10,456 </text:p>
          </table:table-cell>
          <table:table-cell office:value-type="float" office:value="10529.0710360112" calcext:value-type="float">
            <text:p><text:s/>10,529 </text:p>
          </table:table-cell>
          <table:table-cell office:value-type="float" office:value="10074.7681887118" calcext:value-type="float">
            <text:p><text:s/>10,075 </text:p>
          </table:table-cell>
          <table:table-cell office:value-type="float" office:value="10351.0034323445" calcext:value-type="float">
            <text:p><text:s/>10,351 </text:p>
          </table:table-cell>
          <table:table-cell office:value-type="float" office:value="10697.7006727533" calcext:value-type="float">
            <text:p><text:s/>10,698 </text:p>
          </table:table-cell>
        </table:table-row>
        <table:table-row table:style-name="ro1">
          <table:table-cell office:value-type="string" calcext:value-type="string">
            <text:p>Himachal Pradesh</text:p>
          </table:table-cell>
          <table:table-cell office:value-type="float" office:value="334.857875695272" calcext:value-type="float">
            <text:p><text:s/>335 </text:p>
          </table:table-cell>
          <table:table-cell office:value-type="float" office:value="337.316175439527" calcext:value-type="float">
            <text:p><text:s/>337 </text:p>
          </table:table-cell>
          <table:table-cell office:value-type="float" office:value="342.229166274933" calcext:value-type="float">
            <text:p><text:s/>342 </text:p>
          </table:table-cell>
          <table:table-cell office:value-type="float" office:value="367.302370417674" calcext:value-type="float">
            <text:p><text:s/>367 </text:p>
          </table:table-cell>
          <table:table-cell office:value-type="float" office:value="338.699531309473" calcext:value-type="float">
            <text:p><text:s/>339 </text:p>
          </table:table-cell>
          <table:table-cell office:value-type="float" office:value="341.240138300966" calcext:value-type="float">
            <text:p><text:s/>341 </text:p>
          </table:table-cell>
          <table:table-cell office:value-type="float" office:value="348.931624597449" calcext:value-type="float">
            <text:p><text:s/>349 </text:p>
          </table:table-cell>
          <table:table-cell office:value-type="float" office:value="354.927571709597" calcext:value-type="float">
            <text:p><text:s/>355 </text:p>
          </table:table-cell>
          <table:table-cell office:value-type="float" office:value="356.186100595945" calcext:value-type="float">
            <text:p><text:s/>356 </text:p>
          </table:table-cell>
          <table:table-cell office:value-type="float" office:value="368.318279822011" calcext:value-type="float">
            <text:p><text:s/>368 </text:p>
          </table:table-cell>
          <table:table-cell office:value-type="float" office:value="384.00268634893" calcext:value-type="float">
            <text:p><text:s/>384 </text:p>
          </table:table-cell>
        </table:table-row>
        <table:table-row table:style-name="ro1">
          <table:table-cell office:value-type="string" calcext:value-type="string">
            <text:p>Jammu and Kashmir</text:p>
          </table:table-cell>
          <table:table-cell office:value-type="float" office:value="558.473936252848" calcext:value-type="float">
            <text:p><text:s/>558 </text:p>
          </table:table-cell>
          <table:table-cell office:value-type="float" office:value="581.851949871867" calcext:value-type="float">
            <text:p><text:s/>582 </text:p>
          </table:table-cell>
          <table:table-cell office:value-type="float" office:value="605.555401656047" calcext:value-type="float">
            <text:p><text:s/>606 </text:p>
          </table:table-cell>
          <table:table-cell office:value-type="float" office:value="703.603634833939" calcext:value-type="float">
            <text:p><text:s/>704 </text:p>
          </table:table-cell>
          <table:table-cell office:value-type="float" office:value="771.197188370372" calcext:value-type="float">
            <text:p><text:s/>771 </text:p>
          </table:table-cell>
          <table:table-cell office:value-type="float" office:value="773.612354105423" calcext:value-type="float">
            <text:p><text:s/>774 </text:p>
          </table:table-cell>
          <table:table-cell office:value-type="float" office:value="724.15135640604" calcext:value-type="float">
            <text:p><text:s/>724 </text:p>
          </table:table-cell>
          <table:table-cell office:value-type="float" office:value="788.954416473851" calcext:value-type="float">
            <text:p><text:s/>789 </text:p>
          </table:table-cell>
          <table:table-cell office:value-type="float" office:value="749.235932853244" calcext:value-type="float">
            <text:p><text:s/>749 </text:p>
          </table:table-cell>
          <table:table-cell office:value-type="float" office:value="703.094883826808" calcext:value-type="float">
            <text:p><text:s/>703 </text:p>
          </table:table-cell>
          <table:table-cell office:value-type="float" office:value="818.55855379693" calcext:value-type="float">
            <text:p><text:s/>819 </text:p>
          </table:table-cell>
        </table:table-row>
        <table:table-row table:style-name="ro1">
          <table:table-cell office:value-type="string" calcext:value-type="string">
            <text:p>Jharkhand</text:p>
          </table:table-cell>
          <table:table-cell office:value-type="float" office:value="1005.22902575955" calcext:value-type="float">
            <text:p><text:s/>1,005 </text:p>
          </table:table-cell>
          <table:table-cell office:value-type="float" office:value="1049.31286510137" calcext:value-type="float">
            <text:p><text:s/>1,049 </text:p>
          </table:table-cell>
          <table:table-cell office:value-type="float" office:value="1087.94051776667" calcext:value-type="float">
            <text:p><text:s/>1,088 </text:p>
          </table:table-cell>
          <table:table-cell office:value-type="float" office:value="1094.2826041411" calcext:value-type="float">
            <text:p><text:s/>1,094 </text:p>
          </table:table-cell>
          <table:table-cell office:value-type="float" office:value="1112.43897534921" calcext:value-type="float">
            <text:p><text:s/>1,112 </text:p>
          </table:table-cell>
          <table:table-cell office:value-type="float" office:value="1007.51996099883" calcext:value-type="float">
            <text:p><text:s/>1,008 </text:p>
          </table:table-cell>
          <table:table-cell office:value-type="float" office:value="1281.02368814216" calcext:value-type="float">
            <text:p><text:s/>1,281 </text:p>
          </table:table-cell>
          <table:table-cell office:value-type="float" office:value="1341.12842830269" calcext:value-type="float">
            <text:p><text:s/>1,341 </text:p>
          </table:table-cell>
          <table:table-cell office:value-type="float" office:value="1112.43170922391" calcext:value-type="float">
            <text:p><text:s/>1,112 </text:p>
          </table:table-cell>
          <table:table-cell office:value-type="float" office:value="1115.73580890703" calcext:value-type="float">
            <text:p><text:s/>1,116 </text:p>
          </table:table-cell>
          <table:table-cell office:value-type="float" office:value="1362.41921897371" calcext:value-type="float">
            <text:p><text:s/>1,362 </text:p>
          </table:table-cell>
        </table:table-row>
        <table:table-row table:style-name="ro1">
          <table:table-cell office:value-type="string" calcext:value-type="string">
            <text:p>Karnataka</text:p>
          </table:table-cell>
          <table:table-cell office:value-type="float" office:value="7621.20185466329" calcext:value-type="float">
            <text:p><text:s/>7,621 </text:p>
          </table:table-cell>
          <table:table-cell office:value-type="float" office:value="7830.42353255522" calcext:value-type="float">
            <text:p><text:s/>7,830 </text:p>
          </table:table-cell>
          <table:table-cell office:value-type="float" office:value="8035.57575146091" calcext:value-type="float">
            <text:p><text:s/>8,036 </text:p>
          </table:table-cell>
          <table:table-cell office:value-type="float" office:value="8611.88332383001" calcext:value-type="float">
            <text:p><text:s/>8,612 </text:p>
          </table:table-cell>
          <table:table-cell office:value-type="float" office:value="9531.4544156661" calcext:value-type="float">
            <text:p><text:s/>9,531 </text:p>
          </table:table-cell>
          <table:table-cell office:value-type="float" office:value="10217.2780424123" calcext:value-type="float">
            <text:p><text:s/>10,217 </text:p>
          </table:table-cell>
          <table:table-cell office:value-type="float" office:value="11810.0213771232" calcext:value-type="float">
            <text:p><text:s/>11,810 </text:p>
          </table:table-cell>
          <table:table-cell office:value-type="float" office:value="9918.05357482132" calcext:value-type="float">
            <text:p><text:s/>9,918 </text:p>
          </table:table-cell>
          <table:table-cell office:value-type="float" office:value="9536.04741788519" calcext:value-type="float">
            <text:p><text:s/>9,536 </text:p>
          </table:table-cell>
          <table:table-cell office:value-type="float" office:value="10110.2902945943" calcext:value-type="float">
            <text:p><text:s/>10,110 </text:p>
          </table:table-cell>
          <table:table-cell office:value-type="float" office:value="10088.1158986949" calcext:value-type="float">
            <text:p><text:s/>10,088 </text:p>
          </table:table-cell>
        </table:table-row>
        <table:table-row table:style-name="ro1">
          <table:table-cell office:value-type="string" calcext:value-type="string">
            <text:p>Kerala</text:p>
          </table:table-cell>
          <table:table-cell office:value-type="float" office:value="919.175604807188" calcext:value-type="float">
            <text:p><text:s/>919 </text:p>
          </table:table-cell>
          <table:table-cell office:value-type="float" office:value="936.173734353339" calcext:value-type="float">
            <text:p><text:s/>936 </text:p>
          </table:table-cell>
          <table:table-cell office:value-type="float" office:value="952.069755345229" calcext:value-type="float">
            <text:p><text:s/>952 </text:p>
          </table:table-cell>
          <table:table-cell office:value-type="float" office:value="1094.98267336256" calcext:value-type="float">
            <text:p><text:s/>1,095 </text:p>
          </table:table-cell>
          <table:table-cell office:value-type="float" office:value="1151.79430170524" calcext:value-type="float">
            <text:p><text:s/>1,152 </text:p>
          </table:table-cell>
          <table:table-cell office:value-type="float" office:value="1194.01173542429" calcext:value-type="float">
            <text:p><text:s/>1,194 </text:p>
          </table:table-cell>
          <table:table-cell office:value-type="float" office:value="1340.51361285567" calcext:value-type="float">
            <text:p><text:s/>1,341 </text:p>
          </table:table-cell>
          <table:table-cell office:value-type="float" office:value="1297.32419046133" calcext:value-type="float">
            <text:p><text:s/>1,297 </text:p>
          </table:table-cell>
          <table:table-cell office:value-type="float" office:value="1365.81121813643" calcext:value-type="float">
            <text:p><text:s/>1,366 </text:p>
          </table:table-cell>
          <table:table-cell office:value-type="float" office:value="1174.63605668229" calcext:value-type="float">
            <text:p><text:s/>1,175 </text:p>
          </table:table-cell>
          <table:table-cell office:value-type="float" office:value="1152.21350819415" calcext:value-type="float">
            <text:p><text:s/>1,152 </text:p>
          </table:table-cell>
        </table:table-row>
        <table:table-row table:style-name="ro1">
          <table:table-cell office:value-type="string" calcext:value-type="string">
            <text:p>Lakshadweep</text:p>
          </table:table-cell>
          <table:table-cell office:value-type="float" office:value="0.3931801" calcext:value-type="float">
            <text:p><text:s/>0 </text:p>
          </table:table-cell>
          <table:table-cell office:value-type="float" office:value="0.40697015" calcext:value-type="float">
            <text:p><text:s/>0 </text:p>
          </table:table-cell>
          <table:table-cell office:value-type="float" office:value="0.4207602" calcext:value-type="float">
            <text:p><text:s/>0 </text:p>
          </table:table-cell>
          <table:table-cell office:value-type="float" office:value="0.41918018" calcext:value-type="float">
            <text:p><text:s/>0 </text:p>
          </table:table-cell>
          <table:table-cell office:value-type="float" office:value="0.41760016" calcext:value-type="float">
            <text:p><text:s/>0 </text:p>
          </table:table-cell>
          <table:table-cell office:value-type="float" office:value="0.41602014" calcext:value-type="float">
            <text:p><text:s/>0 </text:p>
          </table:table-cell>
          <table:table-cell office:value-type="float" office:value="0.41444012" calcext:value-type="float">
            <text:p><text:s/>0 </text:p>
          </table:table-cell>
          <table:table-cell office:value-type="float" office:value="0.4128601" calcext:value-type="float">
            <text:p><text:s/>0 </text:p>
          </table:table-cell>
          <table:table-cell office:value-type="float" office:value="0.411858059415126" calcext:value-type="float">
            <text:p><text:s/>0 </text:p>
          </table:table-cell>
          <table:table-cell office:value-type="float" office:value="0.411397836577409" calcext:value-type="float">
            <text:p><text:s/>0 </text:p>
          </table:table-cell>
          <table:table-cell office:value-type="float" office:value="0.412152384505277" calcext:value-type="float">
            <text:p><text:s/>0 </text:p>
          </table:table-cell>
        </table:table-row>
        <table:table-row table:style-name="ro1">
          <table:table-cell office:value-type="string" calcext:value-type="string">
            <text:p>Madhya Pradesh</text:p>
          </table:table-cell>
          <table:table-cell office:value-type="float" office:value="7252.47490217867" calcext:value-type="float">
            <text:p><text:s/>7,252 </text:p>
          </table:table-cell>
          <table:table-cell office:value-type="float" office:value="7599.03577134932" calcext:value-type="float">
            <text:p><text:s/>7,599 </text:p>
          </table:table-cell>
          <table:table-cell office:value-type="float" office:value="7954.26938042986" calcext:value-type="float">
            <text:p><text:s/>7,954 </text:p>
          </table:table-cell>
          <table:table-cell office:value-type="float" office:value="8107.11389153334" calcext:value-type="float">
            <text:p><text:s/>8,107 </text:p>
          </table:table-cell>
          <table:table-cell office:value-type="float" office:value="9147.83026359329" calcext:value-type="float">
            <text:p><text:s/>9,148 </text:p>
          </table:table-cell>
          <table:table-cell office:value-type="float" office:value="9902.43996777565" calcext:value-type="float">
            <text:p><text:s/>9,902 </text:p>
          </table:table-cell>
          <table:table-cell office:value-type="float" office:value="10535.3383962452" calcext:value-type="float">
            <text:p><text:s/>10,535 </text:p>
          </table:table-cell>
          <table:table-cell office:value-type="float" office:value="10832.9810126071" calcext:value-type="float">
            <text:p><text:s/>10,833 </text:p>
          </table:table-cell>
          <table:table-cell office:value-type="float" office:value="11857.4706945511" calcext:value-type="float">
            <text:p><text:s/>11,857 </text:p>
          </table:table-cell>
          <table:table-cell office:value-type="float" office:value="11545.7122844091" calcext:value-type="float">
            <text:p><text:s/>11,546 </text:p>
          </table:table-cell>
          <table:table-cell office:value-type="float" office:value="12186.0270875437" calcext:value-type="float">
            <text:p><text:s/>12,186 </text:p>
          </table:table-cell>
        </table:table-row>
        <table:table-row table:style-name="ro1">
          <table:table-cell office:value-type="string" calcext:value-type="string">
            <text:p>Maharashtra</text:p>
          </table:table-cell>
          <table:table-cell office:value-type="float" office:value="12496.67302122" calcext:value-type="float">
            <text:p><text:s/>12,497 </text:p>
          </table:table-cell>
          <table:table-cell office:value-type="float" office:value="12847.6678652442" calcext:value-type="float">
            <text:p><text:s/>12,848 </text:p>
          </table:table-cell>
          <table:table-cell office:value-type="float" office:value="13141.4006257888" calcext:value-type="float">
            <text:p><text:s/>13,141 </text:p>
          </table:table-cell>
          <table:table-cell office:value-type="float" office:value="13666.3310674506" calcext:value-type="float">
            <text:p><text:s/>13,666 </text:p>
          </table:table-cell>
          <table:table-cell office:value-type="float" office:value="14843.9777682591" calcext:value-type="float">
            <text:p><text:s/>14,844 </text:p>
          </table:table-cell>
          <table:table-cell office:value-type="float" office:value="16566.6507844184" calcext:value-type="float">
            <text:p><text:s/>16,567 </text:p>
          </table:table-cell>
          <table:table-cell office:value-type="float" office:value="16692.7667271683" calcext:value-type="float">
            <text:p><text:s/>16,693 </text:p>
          </table:table-cell>
          <table:table-cell office:value-type="float" office:value="14755.5323196984" calcext:value-type="float">
            <text:p><text:s/>14,756 </text:p>
          </table:table-cell>
          <table:table-cell office:value-type="float" office:value="15783.1631264117" calcext:value-type="float">
            <text:p><text:s/>15,783 </text:p>
          </table:table-cell>
          <table:table-cell office:value-type="float" office:value="16012.0546673472" calcext:value-type="float">
            <text:p><text:s/>16,012 </text:p>
          </table:table-cell>
          <table:table-cell office:value-type="float" office:value="15198.0079854052" calcext:value-type="float">
            <text:p><text:s/>15,198 </text:p>
          </table:table-cell>
        </table:table-row>
        <table:table-row table:style-name="ro1">
          <table:table-cell office:value-type="string" calcext:value-type="string">
            <text:p>Manipur</text:p>
          </table:table-cell>
          <table:table-cell office:value-type="float" office:value="267.748189861143" calcext:value-type="float">
            <text:p><text:s/>268 </text:p>
          </table:table-cell>
          <table:table-cell office:value-type="float" office:value="262.609692635974" calcext:value-type="float">
            <text:p><text:s/>263 </text:p>
          </table:table-cell>
          <table:table-cell office:value-type="float" office:value="256.318321732211" calcext:value-type="float">
            <text:p><text:s/>256 </text:p>
          </table:table-cell>
          <table:table-cell office:value-type="float" office:value="218.668079124391" calcext:value-type="float">
            <text:p><text:s/>219 </text:p>
          </table:table-cell>
          <table:table-cell office:value-type="float" office:value="214.920155528586" calcext:value-type="float">
            <text:p><text:s/>215 </text:p>
          </table:table-cell>
          <table:table-cell office:value-type="float" office:value="178.975890141628" calcext:value-type="float">
            <text:p><text:s/>179 </text:p>
          </table:table-cell>
          <table:table-cell office:value-type="float" office:value="178.227384269058" calcext:value-type="float">
            <text:p><text:s/>178 </text:p>
          </table:table-cell>
          <table:table-cell office:value-type="float" office:value="198.3504653066" calcext:value-type="float">
            <text:p><text:s/>198 </text:p>
          </table:table-cell>
          <table:table-cell office:value-type="float" office:value="198.448124955415" calcext:value-type="float">
            <text:p><text:s/>198 </text:p>
          </table:table-cell>
          <table:table-cell office:value-type="float" office:value="217.487783651167" calcext:value-type="float">
            <text:p><text:s/>217 </text:p>
          </table:table-cell>
          <table:table-cell office:value-type="float" office:value="219.71950707146" calcext:value-type="float">
            <text:p><text:s/>220 </text:p>
          </table:table-cell>
        </table:table-row>
        <table:table-row table:style-name="ro1">
          <table:table-cell office:value-type="string" calcext:value-type="string">
            <text:p>Meghalaya</text:p>
          </table:table-cell>
          <table:table-cell office:value-type="float" office:value="58.7991205297781" calcext:value-type="float">
            <text:p><text:s/>59 </text:p>
          </table:table-cell>
          <table:table-cell office:value-type="float" office:value="60.6303588584725" calcext:value-type="float">
            <text:p><text:s/>61 </text:p>
          </table:table-cell>
          <table:table-cell office:value-type="float" office:value="62.2577002404472" calcext:value-type="float">
            <text:p><text:s/>62 </text:p>
          </table:table-cell>
          <table:table-cell office:value-type="float" office:value="63.1492536031381" calcext:value-type="float">
            <text:p><text:s/>63 </text:p>
          </table:table-cell>
          <table:table-cell office:value-type="float" office:value="62.7809487771341" calcext:value-type="float">
            <text:p><text:s/>63 </text:p>
          </table:table-cell>
          <table:table-cell office:value-type="float" office:value="66.5833308999556" calcext:value-type="float">
            <text:p><text:s/>67 </text:p>
          </table:table-cell>
          <table:table-cell office:value-type="float" office:value="69.8395152298646" calcext:value-type="float">
            <text:p><text:s/>70 </text:p>
          </table:table-cell>
          <table:table-cell office:value-type="float" office:value="71.2766328077825" calcext:value-type="float">
            <text:p><text:s/>71 </text:p>
          </table:table-cell>
          <table:table-cell office:value-type="float" office:value="73.1550934330609" calcext:value-type="float">
            <text:p><text:s/>73 </text:p>
          </table:table-cell>
          <table:table-cell office:value-type="float" office:value="47.8376904204736" calcext:value-type="float">
            <text:p><text:s/>48 </text:p>
          </table:table-cell>
          <table:table-cell office:value-type="float" office:value="39.5961650727687" calcext:value-type="float">
            <text:p><text:s/>40 </text:p>
          </table:table-cell>
        </table:table-row>
        <table:table-row table:style-name="ro1">
          <table:table-cell office:value-type="string" calcext:value-type="string">
            <text:p>Mizoram</text:p>
          </table:table-cell>
          <table:table-cell office:value-type="float" office:value="46.8487778662552" calcext:value-type="float">
            <text:p><text:s/>47 </text:p>
          </table:table-cell>
          <table:table-cell office:value-type="float" office:value="46.5503075670562" calcext:value-type="float">
            <text:p><text:s/>47 </text:p>
          </table:table-cell>
          <table:table-cell office:value-type="float" office:value="45.9399536926353" calcext:value-type="float">
            <text:p><text:s/>46 </text:p>
          </table:table-cell>
          <table:table-cell office:value-type="float" office:value="47.4613078808698" calcext:value-type="float">
            <text:p><text:s/>47 </text:p>
          </table:table-cell>
          <table:table-cell office:value-type="float" office:value="47.1829857004898" calcext:value-type="float">
            <text:p><text:s/>47 </text:p>
          </table:table-cell>
          <table:table-cell office:value-type="float" office:value="47.2430395576168" calcext:value-type="float">
            <text:p><text:s/>47 </text:p>
          </table:table-cell>
          <table:table-cell office:value-type="float" office:value="39.0001943642368" calcext:value-type="float">
            <text:p><text:s/>39 </text:p>
          </table:table-cell>
          <table:table-cell office:value-type="float" office:value="41.1853584515463" calcext:value-type="float">
            <text:p><text:s/>41 </text:p>
          </table:table-cell>
          <table:table-cell office:value-type="float" office:value="52.7142231845174" calcext:value-type="float">
            <text:p><text:s/>53 </text:p>
          </table:table-cell>
          <table:table-cell office:value-type="float" office:value="34.0697167034259" calcext:value-type="float">
            <text:p><text:s/>34 </text:p>
          </table:table-cell>
          <table:table-cell office:value-type="float" office:value="38.5118719430609" calcext:value-type="float">
            <text:p><text:s/>39 </text:p>
          </table:table-cell>
        </table:table-row>
        <table:table-row table:style-name="ro1">
          <table:table-cell office:value-type="string" calcext:value-type="string">
            <text:p>Nagaland</text:p>
          </table:table-cell>
          <table:table-cell office:value-type="float" office:value="73.1880882295784" calcext:value-type="float">
            <text:p><text:s/>73 </text:p>
          </table:table-cell>
          <table:table-cell office:value-type="float" office:value="73.7456400529088" calcext:value-type="float">
            <text:p><text:s/>74 </text:p>
          </table:table-cell>
          <table:table-cell office:value-type="float" office:value="74.5846664671144" calcext:value-type="float">
            <text:p><text:s/>75 </text:p>
          </table:table-cell>
          <table:table-cell office:value-type="float" office:value="73.7652983849722" calcext:value-type="float">
            <text:p><text:s/>74 </text:p>
          </table:table-cell>
          <table:table-cell office:value-type="float" office:value="71.6562183084388" calcext:value-type="float">
            <text:p><text:s/>72 </text:p>
          </table:table-cell>
          <table:table-cell office:value-type="float" office:value="73.4539393091077" calcext:value-type="float">
            <text:p><text:s/>73 </text:p>
          </table:table-cell>
          <table:table-cell office:value-type="float" office:value="73.5135116467531" calcext:value-type="float">
            <text:p><text:s/>74 </text:p>
          </table:table-cell>
          <table:table-cell office:value-type="float" office:value="75.2430500924128" calcext:value-type="float">
            <text:p><text:s/>75 </text:p>
          </table:table-cell>
          <table:table-cell office:value-type="float" office:value="75.1615015561904" calcext:value-type="float">
            <text:p><text:s/>75 </text:p>
          </table:table-cell>
          <table:table-cell office:value-type="float" office:value="75.584504303244" calcext:value-type="float">
            <text:p><text:s/>76 </text:p>
          </table:table-cell>
          <table:table-cell office:value-type="float" office:value="73.8365578138437" calcext:value-type="float">
            <text:p><text:s/>74 </text:p>
          </table:table-cell>
        </table:table-row>
        <table:table-row table:style-name="ro1">
          <table:table-cell office:value-type="string" calcext:value-type="string">
            <text:p>Odisha</text:p>
          </table:table-cell>
          <table:table-cell office:value-type="float" office:value="3056.37171316193" calcext:value-type="float">
            <text:p><text:s/>3,056 </text:p>
          </table:table-cell>
          <table:table-cell office:value-type="float" office:value="3111.82244218188" calcext:value-type="float">
            <text:p><text:s/>3,112 </text:p>
          </table:table-cell>
          <table:table-cell office:value-type="float" office:value="3171.19735597179" calcext:value-type="float">
            <text:p><text:s/>3,171 </text:p>
          </table:table-cell>
          <table:table-cell office:value-type="float" office:value="3366.23285703386" calcext:value-type="float">
            <text:p><text:s/>3,366 </text:p>
          </table:table-cell>
          <table:table-cell office:value-type="float" office:value="3392.18420116255" calcext:value-type="float">
            <text:p><text:s/>3,392 </text:p>
          </table:table-cell>
          <table:table-cell office:value-type="float" office:value="3403.63647488384" calcext:value-type="float">
            <text:p><text:s/>3,404 </text:p>
          </table:table-cell>
          <table:table-cell office:value-type="float" office:value="3611.67276716062" calcext:value-type="float">
            <text:p><text:s/>3,612 </text:p>
          </table:table-cell>
          <table:table-cell office:value-type="float" office:value="3627.02929200608" calcext:value-type="float">
            <text:p><text:s/>3,627 </text:p>
          </table:table-cell>
          <table:table-cell office:value-type="float" office:value="3596.60222022563" calcext:value-type="float">
            <text:p><text:s/>3,597 </text:p>
          </table:table-cell>
          <table:table-cell office:value-type="float" office:value="3606.22919189228" calcext:value-type="float">
            <text:p><text:s/>3,606 </text:p>
          </table:table-cell>
          <table:table-cell office:value-type="float" office:value="3692.97844923802" calcext:value-type="float">
            <text:p><text:s/>3,693 </text:p>
          </table:table-cell>
        </table:table-row>
        <table:table-row table:style-name="ro1">
          <table:table-cell office:value-type="string" calcext:value-type="string">
            <text:p>Puducherry</text:p>
          </table:table-cell>
          <table:table-cell office:value-type="float" office:value="250.579144459238" calcext:value-type="float">
            <text:p><text:s/>251 </text:p>
          </table:table-cell>
          <table:table-cell office:value-type="float" office:value="225.170250521148" calcext:value-type="float">
            <text:p><text:s/>225 </text:p>
          </table:table-cell>
          <table:table-cell office:value-type="float" office:value="202.534306269349" calcext:value-type="float">
            <text:p><text:s/>203 </text:p>
          </table:table-cell>
          <table:table-cell office:value-type="float" office:value="167.721021971198" calcext:value-type="float">
            <text:p><text:s/>168 </text:p>
          </table:table-cell>
          <table:table-cell office:value-type="float" office:value="182.272300920585" calcext:value-type="float">
            <text:p><text:s/>182 </text:p>
          </table:table-cell>
          <table:table-cell office:value-type="float" office:value="188.724465012832" calcext:value-type="float">
            <text:p><text:s/>189 </text:p>
          </table:table-cell>
          <table:table-cell office:value-type="float" office:value="155.082134270959" calcext:value-type="float">
            <text:p><text:s/>155 </text:p>
          </table:table-cell>
          <table:table-cell office:value-type="float" office:value="120.102665852083" calcext:value-type="float">
            <text:p><text:s/>120 </text:p>
          </table:table-cell>
          <table:table-cell office:value-type="float" office:value="118.2645791941" calcext:value-type="float">
            <text:p><text:s/>118 </text:p>
          </table:table-cell>
          <table:table-cell office:value-type="float" office:value="89.9076325417009" calcext:value-type="float">
            <text:p><text:s/>90 </text:p>
          </table:table-cell>
          <table:table-cell office:value-type="float" office:value="76.7682800566418" calcext:value-type="float">
            <text:p><text:s/>77 </text:p>
          </table:table-cell>
        </table:table-row>
        <table:table-row table:style-name="ro1">
          <table:table-cell office:value-type="string" calcext:value-type="string">
            <text:p>Punjab</text:p>
          </table:table-cell>
          <table:table-cell office:value-type="float" office:value="13496.1770095701" calcext:value-type="float">
            <text:p><text:s/>13,496 </text:p>
          </table:table-cell>
          <table:table-cell office:value-type="float" office:value="13627.4116874223" calcext:value-type="float">
            <text:p><text:s/>13,627 </text:p>
          </table:table-cell>
          <table:table-cell office:value-type="float" office:value="13798.8435538075" calcext:value-type="float">
            <text:p><text:s/>13,799 </text:p>
          </table:table-cell>
          <table:table-cell office:value-type="float" office:value="13985.6148941522" calcext:value-type="float">
            <text:p><text:s/>13,986 </text:p>
          </table:table-cell>
          <table:table-cell office:value-type="float" office:value="14225.1147130302" calcext:value-type="float">
            <text:p><text:s/>14,225 </text:p>
          </table:table-cell>
          <table:table-cell office:value-type="float" office:value="14620.2091256305" calcext:value-type="float">
            <text:p><text:s/>14,620 </text:p>
          </table:table-cell>
          <table:table-cell office:value-type="float" office:value="14835.6598431688" calcext:value-type="float">
            <text:p><text:s/>14,836 </text:p>
          </table:table-cell>
          <table:table-cell office:value-type="float" office:value="15330.0701482912" calcext:value-type="float">
            <text:p><text:s/>15,330 </text:p>
          </table:table-cell>
          <table:table-cell office:value-type="float" office:value="14710.4626110804" calcext:value-type="float">
            <text:p><text:s/>14,710 </text:p>
          </table:table-cell>
          <table:table-cell office:value-type="float" office:value="14293.8425058126" calcext:value-type="float">
            <text:p><text:s/>14,294 </text:p>
          </table:table-cell>
          <table:table-cell office:value-type="float" office:value="14994.1572266236" calcext:value-type="float">
            <text:p><text:s/>14,994 </text:p>
          </table:table-cell>
        </table:table-row>
        <table:table-row table:style-name="ro1">
          <table:table-cell office:value-type="string" calcext:value-type="string">
            <text:p>Rajasthan</text:p>
          </table:table-cell>
          <table:table-cell office:value-type="float" office:value="6378.46557573325" calcext:value-type="float">
            <text:p><text:s/>6,378 </text:p>
          </table:table-cell>
          <table:table-cell office:value-type="float" office:value="6677.71753709307" calcext:value-type="float">
            <text:p><text:s/>6,678 </text:p>
          </table:table-cell>
          <table:table-cell office:value-type="float" office:value="6982.88592537776" calcext:value-type="float">
            <text:p><text:s/>6,983 </text:p>
          </table:table-cell>
          <table:table-cell office:value-type="float" office:value="7106.52452203007" calcext:value-type="float">
            <text:p><text:s/>7,107 </text:p>
          </table:table-cell>
          <table:table-cell office:value-type="float" office:value="7185.38923185467" calcext:value-type="float">
            <text:p><text:s/>7,185 </text:p>
          </table:table-cell>
          <table:table-cell office:value-type="float" office:value="8328.94446160094" calcext:value-type="float">
            <text:p><text:s/>8,329 </text:p>
          </table:table-cell>
          <table:table-cell office:value-type="float" office:value="9017.23176184752" calcext:value-type="float">
            <text:p><text:s/>9,017 </text:p>
          </table:table-cell>
          <table:table-cell office:value-type="float" office:value="9456.31575911424" calcext:value-type="float">
            <text:p><text:s/>9,456 </text:p>
          </table:table-cell>
          <table:table-cell office:value-type="float" office:value="9368.08182688172" calcext:value-type="float">
            <text:p><text:s/>9,368 </text:p>
          </table:table-cell>
          <table:table-cell office:value-type="float" office:value="9457.29476104101" calcext:value-type="float">
            <text:p><text:s/>9,457 </text:p>
          </table:table-cell>
          <table:table-cell office:value-type="float" office:value="10360.1741408694" calcext:value-type="float">
            <text:p><text:s/>10,360 </text:p>
          </table:table-cell>
        </table:table-row>
        <table:table-row table:style-name="ro1">
          <table:table-cell office:value-type="string" calcext:value-type="string">
            <text:p>Sikkim</text:p>
          </table:table-cell>
          <table:table-cell office:value-type="float" office:value="1.87638875201" calcext:value-type="float">
            <text:p><text:s/>2 </text:p>
          </table:table-cell>
          <table:table-cell office:value-type="float" office:value="1.75765481676" calcext:value-type="float">
            <text:p><text:s/>2 </text:p>
          </table:table-cell>
          <table:table-cell office:value-type="float" office:value="1.68794340926" calcext:value-type="float">
            <text:p><text:s/>2 </text:p>
          </table:table-cell>
          <table:table-cell office:value-type="float" office:value="1.81060335376" calcext:value-type="float">
            <text:p><text:s/>2 </text:p>
          </table:table-cell>
          <table:table-cell office:value-type="float" office:value="2.00609353994" calcext:value-type="float">
            <text:p><text:s/>2 </text:p>
          </table:table-cell>
          <table:table-cell office:value-type="float" office:value="2.12468032437" calcext:value-type="float">
            <text:p><text:s/>2 </text:p>
          </table:table-cell>
          <table:table-cell office:value-type="float" office:value="2.24677986497" calcext:value-type="float">
            <text:p><text:s/>2 </text:p>
          </table:table-cell>
          <table:table-cell office:value-type="float" office:value="2.39304287182" calcext:value-type="float">
            <text:p><text:s/>2 </text:p>
          </table:table-cell>
          <table:table-cell office:value-type="float" office:value="2.80409944196086" calcext:value-type="float">
            <text:p><text:s/>3 </text:p>
          </table:table-cell>
          <table:table-cell office:value-type="float" office:value="3.20582832834538" calcext:value-type="float">
            <text:p><text:s/>3 </text:p>
          </table:table-cell>
          <table:table-cell office:value-type="float" office:value="3.61538127549572" calcext:value-type="float">
            <text:p><text:s/>4 </text:p>
          </table:table-cell>
        </table:table-row>
        <table:table-row table:style-name="ro1">
          <table:table-cell office:value-type="string" calcext:value-type="string">
            <text:p>Tamil Nadu</text:p>
          </table:table-cell>
          <table:table-cell office:value-type="float" office:value="5673.06411965319" calcext:value-type="float">
            <text:p><text:s/>5,673 </text:p>
          </table:table-cell>
          <table:table-cell office:value-type="float" office:value="5871.55132878652" calcext:value-type="float">
            <text:p><text:s/>5,872 </text:p>
          </table:table-cell>
          <table:table-cell office:value-type="float" office:value="6020.82532605814" calcext:value-type="float">
            <text:p><text:s/>6,021 </text:p>
          </table:table-cell>
          <table:table-cell office:value-type="float" office:value="6781.12616427763" calcext:value-type="float">
            <text:p><text:s/>6,781 </text:p>
          </table:table-cell>
          <table:table-cell office:value-type="float" office:value="6736.78453094961" calcext:value-type="float">
            <text:p><text:s/>6,737 </text:p>
          </table:table-cell>
          <table:table-cell office:value-type="float" office:value="6903.83338253137" calcext:value-type="float">
            <text:p><text:s/>6,904 </text:p>
          </table:table-cell>
          <table:table-cell office:value-type="float" office:value="7325.54753395631" calcext:value-type="float">
            <text:p><text:s/>7,326 </text:p>
          </table:table-cell>
          <table:table-cell office:value-type="float" office:value="6586.30871890454" calcext:value-type="float">
            <text:p><text:s/>6,586 </text:p>
          </table:table-cell>
          <table:table-cell office:value-type="float" office:value="6143.09530035852" calcext:value-type="float">
            <text:p><text:s/>6,143 </text:p>
          </table:table-cell>
          <table:table-cell office:value-type="float" office:value="6451.03026753816" calcext:value-type="float">
            <text:p><text:s/>6,451 </text:p>
          </table:table-cell>
          <table:table-cell office:value-type="float" office:value="7171.57323718102" calcext:value-type="float">
            <text:p><text:s/>7,172 </text:p>
          </table:table-cell>
        </table:table-row>
        <table:table-row table:style-name="ro1">
          <table:table-cell office:value-type="string" calcext:value-type="string">
            <text:p>Telangana</text:p>
          </table:table-cell>
          <table:table-cell office:value-type="float" office:value="8015.07410198417" calcext:value-type="float">
            <text:p><text:s/>8,015 </text:p>
          </table:table-cell>
          <table:table-cell office:value-type="float" office:value="7674.8968777777" calcext:value-type="float">
            <text:p><text:s/>7,675 </text:p>
          </table:table-cell>
          <table:table-cell office:value-type="float" office:value="7360.29085432942" calcext:value-type="float">
            <text:p><text:s/>7,360 </text:p>
          </table:table-cell>
          <table:table-cell office:value-type="float" office:value="7817.64141822068" calcext:value-type="float">
            <text:p><text:s/>7,818 </text:p>
          </table:table-cell>
          <table:table-cell office:value-type="float" office:value="7939.60918575138" calcext:value-type="float">
            <text:p><text:s/>7,940 </text:p>
          </table:table-cell>
          <table:table-cell office:value-type="float" office:value="8800.0636297264" calcext:value-type="float">
            <text:p><text:s/>8,800 </text:p>
          </table:table-cell>
          <table:table-cell office:value-type="float" office:value="9126.19163738409" calcext:value-type="float">
            <text:p><text:s/>9,126 </text:p>
          </table:table-cell>
          <table:table-cell office:value-type="float" office:value="8496.99455243997" calcext:value-type="float">
            <text:p><text:s/>8,497 </text:p>
          </table:table-cell>
          <table:table-cell office:value-type="float" office:value="9534.97594348386" calcext:value-type="float">
            <text:p><text:s/>9,535 </text:p>
          </table:table-cell>
          <table:table-cell office:value-type="float" office:value="8864.6368401801" calcext:value-type="float">
            <text:p><text:s/>8,865 </text:p>
          </table:table-cell>
          <table:table-cell office:value-type="float" office:value="8862.86179864444" calcext:value-type="float">
            <text:p><text:s/>8,863 </text:p>
          </table:table-cell>
        </table:table-row>
        <table:table-row table:style-name="ro1">
          <table:table-cell office:value-type="string" calcext:value-type="string">
            <text:p>Tripura</text:p>
          </table:table-cell>
          <table:table-cell office:value-type="float" office:value="123.055926881965" calcext:value-type="float">
            <text:p><text:s/>123 </text:p>
          </table:table-cell>
          <table:table-cell office:value-type="float" office:value="125.37852477477" calcext:value-type="float">
            <text:p><text:s/>125 </text:p>
          </table:table-cell>
          <table:table-cell office:value-type="float" office:value="128.632854851925" calcext:value-type="float">
            <text:p><text:s/>129 </text:p>
          </table:table-cell>
          <table:table-cell office:value-type="float" office:value="129.544825161917" calcext:value-type="float">
            <text:p><text:s/>130 </text:p>
          </table:table-cell>
          <table:table-cell office:value-type="float" office:value="133.709929776796" calcext:value-type="float">
            <text:p><text:s/>134 </text:p>
          </table:table-cell>
          <table:table-cell office:value-type="float" office:value="134.754312832272" calcext:value-type="float">
            <text:p><text:s/>135 </text:p>
          </table:table-cell>
          <table:table-cell office:value-type="float" office:value="154.137514957984" calcext:value-type="float">
            <text:p><text:s/>154 </text:p>
          </table:table-cell>
          <table:table-cell office:value-type="float" office:value="183.686459010253" calcext:value-type="float">
            <text:p><text:s/>184 </text:p>
          </table:table-cell>
          <table:table-cell office:value-type="float" office:value="169.976679157074" calcext:value-type="float">
            <text:p><text:s/>170 </text:p>
          </table:table-cell>
          <table:table-cell office:value-type="float" office:value="147.620256443958" calcext:value-type="float">
            <text:p><text:s/>148 </text:p>
          </table:table-cell>
          <table:table-cell office:value-type="float" office:value="149.921921700631" calcext:value-type="float">
            <text:p><text:s/>150 </text:p>
          </table:table-cell>
        </table:table-row>
        <table:table-row table:style-name="ro1">
          <table:table-cell office:value-type="string" calcext:value-type="string">
            <text:p>Uttar Pradesh</text:p>
          </table:table-cell>
          <table:table-cell office:value-type="float" office:value="27652.9599504003" calcext:value-type="float">
            <text:p><text:s/>27,653 </text:p>
          </table:table-cell>
          <table:table-cell office:value-type="float" office:value="27897.8510658097" calcext:value-type="float">
            <text:p><text:s/>27,898 </text:p>
          </table:table-cell>
          <table:table-cell office:value-type="float" office:value="28085.7454107577" calcext:value-type="float">
            <text:p><text:s/>28,086 </text:p>
          </table:table-cell>
          <table:table-cell office:value-type="float" office:value="29098.3659747897" calcext:value-type="float">
            <text:p><text:s/>29,098 </text:p>
          </table:table-cell>
          <table:table-cell office:value-type="float" office:value="29518.1560468709" calcext:value-type="float">
            <text:p><text:s/>29,518 </text:p>
          </table:table-cell>
          <table:table-cell office:value-type="float" office:value="30004.360690651" calcext:value-type="float">
            <text:p><text:s/>30,004 </text:p>
          </table:table-cell>
          <table:table-cell office:value-type="float" office:value="31067.2010958557" calcext:value-type="float">
            <text:p><text:s/>31,067 </text:p>
          </table:table-cell>
          <table:table-cell office:value-type="float" office:value="33323.8609010635" calcext:value-type="float">
            <text:p><text:s/>33,324 </text:p>
          </table:table-cell>
          <table:table-cell office:value-type="float" office:value="31401.3862289402" calcext:value-type="float">
            <text:p><text:s/>31,401 </text:p>
          </table:table-cell>
          <table:table-cell office:value-type="float" office:value="31778.2799549863" calcext:value-type="float">
            <text:p><text:s/>31,778 </text:p>
          </table:table-cell>
          <table:table-cell office:value-type="float" office:value="30585.3460347415" calcext:value-type="float">
            <text:p><text:s/>30,585 </text:p>
          </table:table-cell>
        </table:table-row>
        <table:table-row table:style-name="ro1">
          <table:table-cell office:value-type="string" calcext:value-type="string">
            <text:p>Uttarakhand</text:p>
          </table:table-cell>
          <table:table-cell office:value-type="float" office:value="1072.60380534225" calcext:value-type="float">
            <text:p><text:s/>1,073 </text:p>
          </table:table-cell>
          <table:table-cell office:value-type="float" office:value="1118.26664360538" calcext:value-type="float">
            <text:p><text:s/>1,118 </text:p>
          </table:table-cell>
          <table:table-cell office:value-type="float" office:value="1171.88335350836" calcext:value-type="float">
            <text:p><text:s/>1,172 </text:p>
          </table:table-cell>
          <table:table-cell office:value-type="float" office:value="1144.09216409947" calcext:value-type="float">
            <text:p><text:s/>1,144 </text:p>
          </table:table-cell>
          <table:table-cell office:value-type="float" office:value="1167.5998046857" calcext:value-type="float">
            <text:p><text:s/>1,168 </text:p>
          </table:table-cell>
          <table:table-cell office:value-type="float" office:value="1157.09607078469" calcext:value-type="float">
            <text:p><text:s/>1,157 </text:p>
          </table:table-cell>
          <table:table-cell office:value-type="float" office:value="1236.60950623124" calcext:value-type="float">
            <text:p><text:s/>1,237 </text:p>
          </table:table-cell>
          <table:table-cell office:value-type="float" office:value="1244.04250498622" calcext:value-type="float">
            <text:p><text:s/>1,244 </text:p>
          </table:table-cell>
          <table:table-cell office:value-type="float" office:value="1338.07757023271" calcext:value-type="float">
            <text:p><text:s/>1,338 </text:p>
          </table:table-cell>
          <table:table-cell office:value-type="float" office:value="1391.9434147111" calcext:value-type="float">
            <text:p><text:s/>1,392 </text:p>
          </table:table-cell>
          <table:table-cell office:value-type="float" office:value="1645.53698921812" calcext:value-type="float">
            <text:p><text:s/>1,646 </text:p>
          </table:table-cell>
        </table:table-row>
        <table:table-row table:style-name="ro1">
          <table:table-cell table:style-name="ce5" office:value-type="string" calcext:value-type="string">
            <text:p>West Bengal</text:p>
          </table:table-cell>
          <table:table-cell table:style-name="ce11" office:value-type="float" office:value="6685.49338952464" calcext:value-type="float">
            <text:p><text:s/>6,685 </text:p>
          </table:table-cell>
          <table:table-cell table:style-name="ce17" office:value-type="float" office:value="6847.92203591357" calcext:value-type="float">
            <text:p><text:s/>6,848 </text:p>
          </table:table-cell>
          <table:table-cell table:style-name="ce17" office:value-type="float" office:value="7013.36718414652" calcext:value-type="float">
            <text:p><text:s/>7,013 </text:p>
          </table:table-cell>
          <table:table-cell table:style-name="ce17" office:value-type="float" office:value="7135.86500099874" calcext:value-type="float">
            <text:p><text:s/>7,136 </text:p>
          </table:table-cell>
          <table:table-cell table:style-name="ce17" office:value-type="float" office:value="7388.41344327409" calcext:value-type="float">
            <text:p><text:s/>7,388 </text:p>
          </table:table-cell>
          <table:table-cell table:style-name="ce17" office:value-type="float" office:value="7308.36052432091" calcext:value-type="float">
            <text:p><text:s/>7,308 </text:p>
          </table:table-cell>
          <table:table-cell table:style-name="ce17" office:value-type="float" office:value="8126.19561551075" calcext:value-type="float">
            <text:p><text:s/>8,126 </text:p>
          </table:table-cell>
          <table:table-cell table:style-name="ce17" office:value-type="float" office:value="8330.22145364621" calcext:value-type="float">
            <text:p><text:s/>8,330 </text:p>
          </table:table-cell>
          <table:table-cell table:style-name="ce17" office:value-type="float" office:value="7368.67698977042" calcext:value-type="float">
            <text:p><text:s/>7,369 </text:p>
          </table:table-cell>
          <table:table-cell table:style-name="ce17" office:value-type="float" office:value="7502.5996316082" calcext:value-type="float">
            <text:p><text:s/>7,503 </text:p>
          </table:table-cell>
          <table:table-cell table:style-name="ce23" office:value-type="float" office:value="8247.52856083103" calcext:value-type="float">
            <text:p><text:s/>8,248 </text:p>
          </table:table-cell>
        </table:table-row>
        <table:table-row table:style-name="ro1">
          <table:table-cell table:style-name="ce6"/>
          <table:table-cell table:style-name="ce12" office:value-type="float" office:value="152702.88614167" calcext:value-type="float">
            <text:p><text:s/>1,52,703 </text:p>
          </table:table-cell>
          <table:table-cell table:style-name="ce18" office:value-type="float" office:value="154389.075862217" calcext:value-type="float">
            <text:p><text:s/>1,54,389 </text:p>
          </table:table-cell>
          <table:table-cell table:style-name="ce18" office:value-type="float" office:value="156034.47492665" calcext:value-type="float">
            <text:p><text:s/>1,56,034 </text:p>
          </table:table-cell>
          <table:table-cell table:style-name="ce18" office:value-type="float" office:value="161759.502911509" calcext:value-type="float">
            <text:p><text:s/>1,61,760 </text:p>
          </table:table-cell>
          <table:table-cell table:style-name="ce18" office:value-type="float" office:value="166956.790567602" calcext:value-type="float">
            <text:p><text:s/>1,66,957 </text:p>
          </table:table-cell>
          <table:table-cell table:style-name="ce18" office:value-type="float" office:value="176493.089586849" calcext:value-type="float">
            <text:p><text:s/>1,76,493 </text:p>
          </table:table-cell>
          <table:table-cell table:style-name="ce18" office:value-type="float" office:value="185009.206317871" calcext:value-type="float">
            <text:p><text:s/>1,85,009 </text:p>
          </table:table-cell>
          <table:table-cell table:style-name="ce18" office:value-type="float" office:value="182223.679097787" calcext:value-type="float">
            <text:p><text:s/>1,82,224 </text:p>
          </table:table-cell>
          <table:table-cell table:style-name="ce18" office:value-type="float" office:value="175081.659117379" calcext:value-type="float">
            <text:p><text:s/>1,75,082 </text:p>
          </table:table-cell>
          <table:table-cell table:style-name="ce18" office:value-type="float" office:value="174346.643866505" calcext:value-type="float">
            <text:p><text:s/>1,74,347 </text:p>
          </table:table-cell>
          <table:table-cell table:style-name="ce24" office:value-type="float" office:value="178027.039010016" calcext:value-type="float">
            <text:p><text:s/>1,78,027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" loext:min-decimal-places="1" number:min-integer-digits="1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4" loext:min-decimal-places="4" number:min-integer-digits="1"/>
    </number:number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3" loext:min-decimal-places="3" number:min-integer-digits="1"/>
    </number:number-style>
    <number:number-style style:name="N128">
      <number:number number:decimal-places="0" loext:min-decimal-places="0" number:min-integer-digits="1"/>
      <number:text> </number:text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" loext:min-decimal-places="1" number:min-integer-digits="1" number:grouping="true"/>
    </number:number-style>
    <number:number-style style:name="N131">
      <number:number number:decimal-places="0" loext:min-decimal-places="0" number:min-integer-digits="1" number:grouping="true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11" loext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3:56:04.036808194</meta:creation-date>
    <dc:date>2020-04-26T23:56:26.076548252</dc:date>
    <meta:editing-duration>PT22S</meta:editing-duration>
    <meta:editing-cycles>1</meta:editing-cycles>
    <meta:document-statistic meta:table-count="1" meta:cell-count="467" meta:object-count="0"/>
    <meta:generator>LibreOffice/6.3.5.2$Linux_X86_64 LibreOffice_project/30$Build-2</meta:generator>
  </office:meta>
</office:document-meta>
</file>